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line-height="150%"/>
      <style:text-properties style:font-name="Times New Roman" fo:font-size="12pt" style:font-size-asian="12pt" style:font-size-complex="12pt"/>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paragraph-properties fo:margin-top="0in" fo:margin-bottom="0.0181in" style:contextual-spacing="false" fo:line-height="115%"/>
      <style:text-properties style:font-name="Times New Roman" fo:font-size="12pt" style:text-underline-style="dash" style:text-underline-width="auto" style:text-underline-color="font-color" style:font-size-asian="12pt" style:font-size-complex="12pt"/>
    </style:style>
    <style:style style:name="P5" style:family="paragraph" style:parent-style-name="Text_20_body">
      <style:paragraph-properties fo:line-height="150%"/>
      <style:text-properties style:font-name="Times New Roman" fo:font-size="12pt" style:text-underline-style="dash" style:text-underline-width="auto" style:text-underline-color="font-color" style:font-size-asian="12pt" style:font-size-complex="12pt"/>
    </style:style>
    <style:style style:name="P6" style:family="paragraph" style:parent-style-name="Text_20_body">
      <style:paragraph-properties fo:line-height="150%"/>
      <style:text-properties style:font-name="Times New Roman" fo:font-size="12pt" style:text-underline-style="none" fo:font-weight="bold" style:font-size-asian="12pt" style:font-weight-asian="bold" style:font-size-complex="12pt" style:font-weight-complex="bold"/>
    </style:style>
    <style:style style:name="P7" style:family="paragraph" style:parent-style-name="Text_20_body">
      <style:paragraph-properties fo:line-height="150%"/>
      <style:text-properties style:font-name="Times New Roman" fo:font-size="12pt" style:text-underline-style="dotted" style:text-underline-width="bold" style:text-underline-color="font-color" style:font-size-asian="12pt" style:font-size-complex="12pt"/>
    </style:style>
    <style:style style:name="P8" style:family="paragraph" style:parent-style-name="Text_20_body">
      <style:paragraph-properties fo:line-height="150%"/>
      <style:text-properties style:font-name="Times New Roman" fo:font-size="12pt" style:text-underline-style="dotted" style:text-underline-width="bold" style:text-underline-color="font-color" officeooo:paragraph-rsid="0030eddb" style:font-size-asian="12pt" style:font-size-complex="12pt"/>
    </style:style>
    <style:style style:name="P9" style:family="paragraph" style:parent-style-name="Heading_20_2">
      <style:text-properties style:font-name="Times New Roman" fo:font-size="12pt" style:font-size-asian="12pt" style:font-size-complex="12pt"/>
    </style:style>
    <style:style style:name="P10" style:family="paragraph" style:parent-style-name="Heading_20_2">
      <style:paragraph-properties fo:break-before="page"/>
      <style:text-properties style:font-name="Times New Roman" fo:font-size="12pt" style:font-size-asian="12pt" style:font-size-complex="12pt"/>
    </style:style>
    <style:style style:name="P11" style:family="paragraph" style:parent-style-name="Heading_20_2">
      <style:paragraph-properties fo:line-height="150%" fo:break-before="page"/>
      <style:text-properties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officeooo:rsid="00270b67"/>
    </style:style>
    <style:style style:name="T3" style:family="text">
      <style:text-properties officeooo:rsid="00273a1b"/>
    </style:style>
    <style:style style:name="T4" style:family="text">
      <style:text-properties officeooo:rsid="002803d0"/>
    </style:style>
    <style:style style:name="T5" style:family="text">
      <style:text-properties officeooo:rsid="0028c272"/>
    </style:style>
    <style:style style:name="T6" style:family="text">
      <style:text-properties officeooo:rsid="003456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2">Abstract</text:h>
      <text:p text:style-name="P2">Motor vehicle theft is a persistent, and growing problem in many countries and can be a source of extreme distress and financial problems for many people. This problem is compounded by the issues law enforcement agencies face when trying to retrieve stolen vehicles as these agencies still rely on labor-intensive methods for identifying stolen vehicles. This project is an attempt to address this issue by automating the process of identifying stolen vehicles using Hong Kong’s existing network of traffic enforcement cameras. </text:p>
      <text:p text:style-name="P2">The project aims at analyzing video feed from traffic enforcement cameras and examining it through an object detection model to locate motor vehicles in the video feed. The model also performs classification analysis and tests the images of motor vehicles against descriptions of stolen vehicles, alerting law enforcement agencies in the event of a positive match.</text:p>
      <text:p text:style-name="P2">The current stage of the project is data collection, augmentation, and labeling. Image frames extracted from road traffic videos are used to train and develop the model. These images are labeled using naive implementations of similar models, and then corrected and verified manually.</text:p>
      <text:p text:style-name="P2">The next step in this project is the development of preliminary object detection models. This stage aims at finding the best technique, implementation, and hyper-parameters for the project. Future studies might be interested in investigating the performance of combinations of models made with different techniques and implementation in an ensemble manner.</text:p>
      <text:h text:style-name="P10" text:outline-level="2">Acknowledgments</text:h>
      <text:p text:style-name="P3">I wish to thank my professors, my peers and everyone whole helped me create this project.</text:p>
      <text:h text:style-name="P10" text:outline-level="2">Table of Contents</text:h>
      <text:p text:style-name="P4"><text:span text:style-name="T1">Abstract</text:span><text:tab/><text:tab/><text:tab/><text:tab/><text:tab/><text:tab/><text:tab/><text:tab/>I</text:p>
      <text:p text:style-name="P4"><text:span text:style-name="T1">Acknowledgment</text:span><text:tab/><text:tab/><text:tab/><text:tab/><text:tab/><text:tab/><text:tab/>II</text:p>
      <text:p text:style-name="P4"><text:span text:style-name="T1">List of Figures and Tables</text:span><text:tab/><text:tab/><text:tab/><text:tab/><text:tab/><text:tab/>IV</text:p>
      <text:p text:style-name="P4"><text:span text:style-name="T1">List of Abbreviation</text:span> <text:tab/><text:tab/><text:tab/><text:tab/><text:tab/><text:tab/><text:tab/>V</text:p>
      <text:p text:style-name="P4"><text:span text:style-name="T1">1. Project Background</text:span><text:tab/><text:tab/><text:tab/><text:tab/><text:tab/><text:tab/>1</text:p>
      <text:p text:style-name="P4"><text:s text:c="2"/>1.1. General Background<text:tab/><text:tab/><text:tab/><text:tab/><text:tab/><text:tab/>1</text:p>
      <text:p text:style-name="P4"><text:s text:c="2"/>1.2. Research Gap<text:tab/><text:tab/><text:tab/><text:tab/><text:tab/><text:tab/><text:tab/>1</text:p>
      <text:p text:style-name="P4"><text:s text:c="2"/>1.3. Project Objective, Deliverable and Scope<text:tab/><text:tab/><text:tab/><text:tab/><text:tab/>2</text:p>
      <text:p text:style-name="P4"><text:s text:c="2"/>1.4. Justification of Work as a Solution<text:tab/><text:tab/><text:tab/><text:tab/><text:tab/>2</text:p>
      <text:p text:style-name="P4"><text:s text:c="2"/>1.5. Outline<text:tab/><text:tab/><text:tab/><text:tab/><text:tab/><text:tab/><text:tab/>3</text:p>
      <text:p text:style-name="P4"><text:span text:style-name="T1">2. Project Methodology</text:span><text:tab/><text:tab/><text:tab/><text:tab/><text:tab/><text:tab/>3</text:p>
      <text:p text:style-name="P4"><text:s text:c="4"/>2.1. Overview<text:tab/><text:tab/><text:tab/><text:tab/><text:tab/><text:tab/><text:tab/>3</text:p>
      <text:p text:style-name="P4"><text:s text:c="4"/>2.2. Design Principles<text:tab/><text:tab/><text:tab/><text:tab/><text:tab/><text:tab/>3</text:p>
      <text:p text:style-name="P4"><text:s text:c="4"/>2.3. Hardware Architecture<text:tab/><text:tab/><text:tab/><text:tab/><text:tab/><text:tab/>4</text:p>
      <text:p text:style-name="P4"><text:s text:c="8"/>2.3.a. Hardware Selection<text:tab/><text:tab/><text:tab/><text:tab/><text:tab/><text:tab/>4</text:p>
      <text:p text:style-name="P4"><text:s text:c="8"/>2.3.b. Hardware Layout<text:tab/><text:tab/><text:tab/><text:tab/><text:tab/><text:tab/><text:span text:style-name="T2">5</text:span></text:p>
      <text:p text:style-name="P4"><text:s text:c="4"/>2.4. Software Architecture<text:tab/><text:tab/><text:tab/><text:tab/><text:tab/><text:tab/>5</text:p>
      <text:p text:style-name="P4"><text:s text:c="8"/>2.4.a. Video Stream Input<text:tab/><text:tab/><text:tab/><text:tab/><text:tab/><text:tab/>5</text:p>
      <text:p text:style-name="P4"><text:s text:c="8"/>2.4.b. ML Model Architecture<text:tab/><text:tab/><text:tab/><text:tab/><text:tab/><text:tab/><text:span text:style-name="T2">6</text:span></text:p>
      <text:p text:style-name="P4"><text:s text:c="8"/>2.4.c. Database <text:span text:style-name="T6">Architecture</text:span><text:tab/><text:tab/><text:tab/><text:tab/><text:tab/><text:tab/><text:span text:style-name="T3">7</text:span></text:p>
      <text:p text:style-name="P4"><text:s text:c="4"/>2.5. Mobile App Interface<text:tab/><text:tab/><text:tab/><text:tab/><text:tab/><text:tab/><text:span text:style-name="T3">7</text:span></text:p>
      <text:p text:style-name="P4"><text:s text:c="4"/>2.6. Model Deployment<text:tab/><text:tab/><text:tab/><text:tab/><text:tab/><text:tab/><text:span text:style-name="T3">8</text:span></text:p>
      <text:p text:style-name="P4"><text:span text:style-name="T1">3. Project Status</text:span><text:tab/><text:tab/><text:tab/><text:tab/><text:tab/><text:tab/><text:tab/><text:span text:style-name="T3">8</text:span></text:p>
      <text:p text:style-name="P4"><text:s text:c="4"/>3.1. Evaluation of Progress<text:tab/><text:tab/><text:tab/><text:tab/><text:tab/><text:tab/><text:span text:style-name="T3">8</text:span></text:p>
      <text:p text:style-name="P4"><text:s text:c="4"/>3.2. Expected Outcomes<text:tab/><text:tab/><text:tab/><text:tab/><text:tab/><text:tab/><text:span text:style-name="T3">8</text:span></text:p>
      <text:p text:style-name="P4"><text:s text:c="4"/>3.3. Project Schedule<text:tab/><text:tab/><text:tab/><text:tab/><text:tab/><text:tab/><text:span text:style-name="T3">9</text:span></text:p>
      <text:p text:style-name="P4"><text:s text:c="4"/>3.4. Remaining Work<text:tab/><text:tab/><text:tab/><text:tab/><text:tab/><text:tab/><text:span text:style-name="T3">9</text:span></text:p>
      <text:p text:style-name="P4"><text:s text:c="4"/>3.5. Difficulties Encountered <text:tab/><text:tab/><text:tab/><text:tab/><text:tab/><text:tab/><text:span text:style-name="T3">10</text:span></text:p>
      <text:p text:style-name="P4"><text:span text:style-name="T1">4. Conclusion</text:span><text:tab/><text:tab/><text:tab/><text:tab/><text:tab/><text:tab/><text:tab/>1<text:span text:style-name="T3">1</text:span></text:p>
      <text:p text:style-name="P4"><text:span text:style-name="T1">References and Appendix</text:span><text:tab/><text:tab/><text:tab/><text:tab/><text:tab/><text:tab/>1<text:span text:style-name="T4">3</text:span></text:p>
      <text:h text:style-name="P11" text:outline-level="2">List of Figures and Tables</text:h>
      <text:p text:style-name="P6">List of Figures</text:p>
      <text:p text:style-name="P5">Figure 1: Camera Layout Diagram<text:tab/><text:tab/><text:tab/><text:tab/><text:tab/><text:tab/><text:span text:style-name="T5">5</text:span><text:line-break/>Figure 2: Object Detection – Output Example<text:tab/><text:tab/><text:tab/><text:tab/><text:tab/>6</text:p>
      <text:p text:style-name="P6">List of Tables</text:p>
      <text:p text:style-name="P5">Table 1: Project Schedule<text:tab/><text:tab/><text:tab/><text:tab/><text:tab/><text:tab/><text:span text:style-name="T5">9</text:span></text:p>
      <text:h text:style-name="P11" text:outline-level="2">List of Abbreviation</text:h>
      <text:p text:style-name="P7">AI<text:tab/>Artificial Intelligence</text:p>
      <text:p text:style-name="P7">ML<text:tab/>Machine Learning</text:p>
      <text:p text:style-name="P7">FPS<text:tab/>Frames Per Second</text:p>
      <text:p text:style-name="P8">DSLR<text:tab/>Digital Single Lens Reflex</text:p>
      <text:p text:style-name="P8">LEA<text:tab/>Law Enforcement Agenci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I" text:select-page="current">V</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22T21:06:34.821000000</dc:date>
    <meta:editing-duration>PT33M45S</meta:editing-duration>
    <meta:editing-cycles>28</meta:editing-cycles>
    <meta:generator>LibreOffice/7.3.7.2$Windows_X86_64 LibreOffice_project/e114eadc50a9ff8d8c8a0567d6da8f454beeb84f</meta:generator>
    <meta:document-statistic meta:table-count="0" meta:image-count="0" meta:object-count="0" meta:page-count="5" meta:paragraph-count="50" meta:word-count="430" meta:character-count="2979" meta:non-whitespace-character-count="2330"/>
  </office:meta>
</office:document-meta>
</file>